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2015 Art Camp Attendence</text:p>
          </table:table-cell>
          <table:table-cell table:number-columns-repeated="16383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AM</text:p>
          </table:table-cell>
          <table:table-cell office:value-type="string" table:style-name="ce1">
            <text:p>PM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wn TOTAL</text:p>
          </table:table-cell>
          <table:table-cell table:style-name="ce2"/>
          <table:table-cell office:value-type="string" table:style-name="ce2">
            <text:p>Month Total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Kenton</text:p>
          </table:table-cell>
          <table:table-cell office:value-type="date" office:date-value="2015-06-30T00:00:00" table:style-name="ce3">
            <text:p>06/30/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style-name="ce1"/>
          <table:table-cell office:value-type="date" office:date-value="2015-07-01T00:00:00" table:style-name="ce3">
            <text:p>07/01/15</text:p>
          </table:table-cell>
          <table:table-cell office:value-type="string" table:style-name="ce1">
            <text:p>CANCELLED FOR CANADA DAY</text:p>
          </table:table-cell>
          <table:table-cell table:style-name="ce1"/>
          <table:table-cell office:value-type="string" table:style-name="ce4">
            <text:p>NA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style-name="ce1"/>
          <table:table-cell office:value-type="date" office:date-value="2015-07-02T00:00:00" table:style-name="ce3">
            <text:p>07/02/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1"/>
          <table:table-cell office:value-type="date" office:date-value="2015-07-03T00:00:00" table:style-name="ce3">
            <text:p>07/03/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4" table:style-name="ce2"/>
          <table:table-cell table:number-columns-repeated="16376"/>
        </table:table-row>
        <table:table-row table:style-name="ro2">
          <table:table-cell office:value-type="string" table:style-name="ce1">
            <text:p>Oak River</text:p>
          </table:table-cell>
          <table:table-cell office:value-type="date" office:date-value="2015-07-06T00:00:00" table:style-name="ce3">
            <text:p>07/06/1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style-name="ce1"/>
          <table:table-cell office:value-type="date" office:date-value="2015-07-07T00:00:00" table:style-name="ce3">
            <text:p>07/07/1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style-name="ce1"/>
          <table:table-cell office:value-type="date" office:date-value="2015-07-08T00:00:00" table:style-name="ce3">
            <text:p>07/08/1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31" table:style-name="ce2">
            <text:p>31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1"/>
          <table:table-cell office:value-type="date" office:date-value="2015-07-09T00:00:00" table:style-name="ce3">
            <text:p>07/09/15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2">
            <text:p>12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4" table:style-name="ce2"/>
          <table:table-cell table:number-columns-repeated="16376"/>
        </table:table-row>
        <table:table-row table:style-name="ro2">
          <table:table-cell office:value-type="string" table:style-name="ce1">
            <text:p>Hamiota</text:p>
          </table:table-cell>
          <table:table-cell office:value-type="date" office:date-value="2015-07-13T00:00:00" table:style-name="ce3">
            <text:p>07/13/15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2">
            <text:p>23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style-name="ce1"/>
          <table:table-cell office:value-type="date" office:date-value="2015-07-14T00:00:00" table:style-name="ce3">
            <text:p>07/14/15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2">
            <text:p>22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style-name="ce1"/>
          <table:table-cell office:value-type="date" office:date-value="2015-07-15T00:00:00" table:style-name="ce3">
            <text:p>07/15/15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2">
            <text:p>24</text:p>
          </table:table-cell>
          <table:table-cell office:value-type="float" office:value="79" table:style-name="ce2">
            <text:p>79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string" table:style-name="ce1">
            <text:p>Fair Grounds 1-3pm</text:p>
          </table:table-cell>
          <table:table-cell office:value-type="date" office:date-value="2015-07-16T00:00:00" table:style-name="ce3">
            <text:p>07/16/15</text:p>
          </table:table-cell>
          <table:table-cell office:value-type="string" table:style-name="ce5">
            <text:p>NA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4" table:style-name="ce2"/>
          <table:table-cell table:number-columns-repeated="16376"/>
        </table:table-row>
        <table:table-row table:style-name="ro2">
          <table:table-cell office:value-type="string" table:style-name="ce1">
            <text:p>Miniota</text:p>
          </table:table-cell>
          <table:table-cell office:value-type="date" office:date-value="2015-07-20T00:00:00" table:style-name="ce3">
            <text:p>07/20/1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style-name="ce1"/>
          <table:table-cell office:value-type="date" office:date-value="2015-07-21T00:00:00" table:style-name="ce3">
            <text:p>07/21/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style-name="ce1"/>
          <table:table-cell office:value-type="date" office:date-value="2015-07-22T00:00:00" table:style-name="ce3">
            <text:p>07/22/15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2">
            <text:p>11</text:p>
          </table:table-cell>
          <table:table-cell office:value-type="float" office:value="20" table:style-name="ce2">
            <text:p>20</text:p>
          </table:table-cell>
          <table:table-cell table:style-name="ce2"/>
          <table:table-cell office:value-type="float" office:value="137" table:style-name="ce2">
            <text:p>13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date" office:date-value="2015-07-23T00:00:00" table:style-name="ce3">
            <text:p>07/23/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4" table:style-name="ce2"/>
          <table:table-cell table:number-columns-repeated="16376"/>
        </table:table-row>
        <table:table-row table:style-name="ro2">
          <table:table-cell office:value-type="string" table:style-name="ce1">
            <text:p>Kenton</text:p>
          </table:table-cell>
          <table:table-cell office:value-type="date" office:date-value="2015-07-27T00:00:00" table:style-name="ce3">
            <text:p>07/27/1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office:value-type="string" table:style-name="ce1">
            <text:p>(only AM)</text:p>
          </table:table-cell>
          <table:table-cell office:value-type="date" office:date-value="2015-07-28T00:00:00" table:style-name="ce3">
            <text:p>07/28/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style-name="ce1"/>
          <table:table-cell office:value-type="date" office:date-value="2015-07-29T00:00:00" table:style-name="ce3">
            <text:p>07/29/1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float" office:value="15" table:style-name="ce2">
            <text:p>15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1"/>
          <table:table-cell office:value-type="date" office:date-value="2015-07-30T00:00:00" table:style-name="ce3">
            <text:p>07/30/1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4" table:style-name="ce2"/>
          <table:table-cell table:number-columns-repeated="16376"/>
        </table:table-row>
        <table:table-row table:style-name="ro2">
          <table:table-cell office:value-type="string" table:style-name="ce1">
            <text:p>Miniota</text:p>
          </table:table-cell>
          <table:table-cell office:value-type="date" office:date-value="2015-08-04T00:00:00" table:style-name="ce3">
            <text:p>08/04/1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2">
            <text:p>12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style-name="ce1"/>
          <table:table-cell office:value-type="date" office:date-value="2015-08-05T00:00:00" table:style-name="ce3">
            <text:p>08/05/1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2">
            <text:p>13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style-name="ce1"/>
          <table:table-cell office:value-type="date" office:date-value="2015-08-06T00:00:00" table:style-name="ce3">
            <text:p>08/06/1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2">
            <text:p>12</text:p>
          </table:table-cell>
          <table:table-cell office:value-type="float" office:value="48" table:style-name="ce2">
            <text:p>48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1"/>
          <table:table-cell office:value-type="date" office:date-value="2015-08-07T00:00:00" table:style-name="ce3">
            <text:p>08/07/1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2">
            <text:p>11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4" table:style-name="ce2"/>
          <table:table-cell table:number-columns-repeated="16376"/>
        </table:table-row>
        <table:table-row table:style-name="ro2">
          <table:table-cell office:value-type="string" table:style-name="ce1">
            <text:p>Oak River</text:p>
          </table:table-cell>
          <table:table-cell office:value-type="date" office:date-value="2015-08-10T00:00:00" table:style-name="ce3">
            <text:p>08/10/1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style-name="ce1"/>
          <table:table-cell office:value-type="date" office:date-value="2015-08-11T00:00:00" table:style-name="ce3">
            <text:p>08/11/1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style-name="ce1"/>
          <table:table-cell office:value-type="date" office:date-value="2015-08-12T00:00:00" table:style-name="ce3">
            <text:p>08/12/1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table:style-name="ce1"/>
          <table:table-cell office:value-type="date" office:date-value="2015-08-13T00:00:00" table:style-name="ce3">
            <text:p>08/13/1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4" table:style-name="ce2"/>
          <table:table-cell table:number-columns-repeated="16376"/>
        </table:table-row>
        <table:table-row table:style-name="ro2">
          <table:table-cell office:value-type="string" table:style-name="ce1">
            <text:p>Hamiota</text:p>
          </table:table-cell>
          <table:table-cell office:value-type="date" office:date-value="2015-08-17T00:00:00" table:style-name="ce3">
            <text:p>08/17/15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2">
            <text:p>31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style-name="ce1"/>
          <table:table-cell office:value-type="date" office:date-value="2015-08-18T00:00:00" table:style-name="ce3">
            <text:p>08/18/15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28" table:style-name="ce2">
            <text:p>28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table:style-name="ce1"/>
          <table:table-cell office:value-type="date" office:date-value="2015-08-19T00:00:00" table:style-name="ce3">
            <text:p>08/19/15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2">
            <text:p>32</text:p>
          </table:table-cell>
          <table:table-cell office:value-type="float" office:value="117" table:style-name="ce2">
            <text:p>117</text:p>
          </table:table-cell>
          <table:table-cell table:style-name="ce2"/>
          <table:table-cell office:value-type="float" office:value="189" table:style-name="ce2">
            <text:p>18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date" office:date-value="2015-08-20T00:00:00" table:style-name="ce3">
            <text:p>08/20/15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2">
            <text:p>26</text:p>
          </table:table-cell>
          <table:table-cell table:number-columns-repeated="3" table:style-name="ce2"/>
          <table:table-cell table:number-columns-repeated="16376"/>
        </table:table-row>
        <table:table-row table:number-rows-repeated="7" table:style-name="ro2">
          <table:table-cell table:number-columns-repeated="5" table:style-name="ce1"/>
          <table:table-cell table:number-columns-repeated="3" table:style-name="ce2"/>
          <table:table-cell table:number-columns-repeated="16376"/>
        </table:table-row>
        <table:table-row table:number-rows-repeated="97" table:style-name="ro2">
          <table:table-cell table:number-columns-repeated="5"/>
          <table:table-cell table:number-columns-repeated="3" table:style-name="ce2"/>
          <table:table-cell table:number-columns-repeated="16376"/>
        </table:table-row>
        <table:table-row table:number-rows-repeated="10484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rts</meta:initial-creator>
    <dc:creator>Arts</dc:creator>
    <meta:creation-date>2015-08-24T09:42:56Z</meta:creation-date>
    <dc:date>2015-08-24T20:59:51Z</dc:date>
    <meta:editing-cycles>3</meta:editing-cycles>
    <meta:editing-duration>PT7434S</meta:editing-duration>
  </office:meta>
</office:document-meta>
</file>